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40000004CCBCBE58D.png" manifest:media-type="image/png"/>
  <manifest:file-entry manifest:full-path="Pictures/1000096C00000DA2000007E70475A955.svg" manifest:media-type="image/svg+xml"/>
  <manifest:file-entry manifest:full-path="Pictures/10000201000000720000006BE29650EC.png" manifest:media-type="image/png"/>
  <manifest:file-entry manifest:full-path="Pictures/10000201000000E70000009CAC1093F7.png" manifest:media-type="image/png"/>
  <manifest:file-entry manifest:full-path="Pictures/10000DD1000013F400001CAB87D1A695.svg" manifest:media-type="image/svg+xml"/>
  <manifest:file-entry manifest:full-path="Pictures/10000201000000E80000009D903CCC53.png" manifest:media-type="image/png"/>
  <manifest:file-entry manifest:full-path="Pictures/10000201000000EF000000F215A65A45.png" manifest:media-type="image/png"/>
  <manifest:file-entry manifest:full-path="Pictures/10000B13000017F50000103F37C66057.svg" manifest:media-type="image/svg+xml"/>
  <manifest:file-entry manifest:full-path="Pictures/10000201000000E80000009D557337FF.png" manifest:media-type="image/png"/>
  <manifest:file-entry manifest:full-path="Pictures/10000F1C00000BCC00000B0658E6C94A.svg" manifest:media-type="image/svg+xml"/>
  <manifest:file-entry manifest:full-path="Pictures/10000B74000017F50000103FCD5BF0A8.svg" manifest:media-type="image/svg+xml"/>
  <manifest:file-entry manifest:full-path="Pictures/10000201000000C1000001150A7C9055.png" manifest:media-type="image/png"/>
  <manifest:file-entry manifest:full-path="Pictures/10000B6A000017D900001023C78BB500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78cm" svg:stroke-color="#990000" draw:marker-start-width="0.467cm" draw:marker-end="Arrow" draw:marker-end-width="0.567cm" draw:fill="none" draw:textarea-vertical-align="middle" fo:padding-top="0.214cm" fo:padding-bottom="0.214cm" fo:padding-left="0.339cm" fo:padding-right="0.339cm"/>
    </style:style>
    <style:style style:name="gr6" style:family="graphic" style:parent-style-name="objectwithoutfill">
      <style:graphic-properties svg:stroke-width="0.178cm" svg:stroke-color="#000099" draw:marker-start-width="0.467cm" draw:marker-end="Arrow" draw:marker-end-width="0.567cm" draw:fill="none" draw:textarea-vertical-align="middle" fo:padding-top="0.214cm" fo:padding-bottom="0.214cm" fo:padding-left="0.339cm" fo:padding-right="0.339cm"/>
    </style:style>
    <style:style style:name="gr7" style:family="graphic" style:parent-style-name="objectwithoutfill">
      <style:graphic-properties svg:stroke-width="0.508cm" svg:stroke-color="#006699" draw:marker-start="Arrowheads_20_1" draw:marker-start-width="0.961cm" draw:marker-end="Arrow" draw:marker-end-width="1.061cm" draw:fill="none" draw:textarea-vertical-align="middle" fo:padding-top="0.378cm" fo:padding-bottom="0.378cm" fo:padding-left="0.503cm" fo:padding-right="0.503cm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576cm" fo:min-width="4.215cm"/>
    </style:style>
    <style:style style:name="gr9" style:family="graphic" style:parent-style-name="objectwithoutfill">
      <style:graphic-properties svg:stroke-width="0.178cm" svg:stroke-color="#ccff66" draw:marker-start-width="0.467cm" draw:marker-end="Arrow" draw:marker-end-width="0.567cm" draw:fill="none" draw:textarea-vertical-align="middle" fo:padding-top="0.214cm" fo:padding-bottom="0.214cm" fo:padding-left="0.339cm" fo:padding-right="0.3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P3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color="#ff33ff"/>
    </style:style>
    <style:style style:name="P7" style:family="paragraph">
      <style:paragraph-properties fo:text-align="center"/>
      <style:text-properties fo:color="#ff33ff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weight="bold"/>
    </style:style>
    <style:style style:name="T1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33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48cm" svg:height="10.379cm" svg:x="1.642cm" svg:y="8.528cm">
          <draw:image xlink:href="Pictures/10000B74000017F50000103FCD5BF0A8.svg" xlink:type="simple" xlink:show="embed" xlink:actuate="onLoad">
            <text:p/>
          </draw:image>
          <draw:image xlink:href="Pictures/10000201000000E80000009D557337FF.png" xlink:type="simple" xlink:show="embed" xlink:actuate="onLoad"/>
        </draw:frame>
        <draw:frame draw:style-name="gr2" draw:text-style-name="P2" draw:layer="layout" svg:width="13.462cm" svg:height="4.793cm" svg:x="1.935cm" svg:y="1.668cm">
          <draw:image xlink:href="Pictures/10000B13000017F50000103F37C66057.svg" xlink:type="simple" xlink:show="embed" xlink:actuate="onLoad">
            <text:p text:style-name="P2"><text:span text:style-name="T1">MQTT Broker</text:span></text:p>
          </draw:image>
          <draw:image xlink:href="Pictures/10000201000000E80000009D903CCC53.png" xlink:type="simple" xlink:show="embed" xlink:actuate="onLoad"/>
        </draw:frame>
        <draw:frame draw:style-name="gr3" draw:text-style-name="P3" draw:layer="layout" svg:width="3.156cm" svg:height="1.276cm" svg:x="3.051cm" svg:y="9.763cm">
          <draw:text-box>
            <text:p text:style-name="P3"><text:span text:style-name="T2">Storm</text:span></text:p>
          </draw:text-box>
        </draw:frame>
        <draw:frame draw:style-name="gr1" draw:text-style-name="P1" draw:layer="layout" svg:width="13.673cm" svg:height="5.863cm" svg:x="2.059cm" svg:y="20.029cm">
          <draw:image xlink:href="Pictures/10000B6A000017D900001023C78BB500.svg" xlink:type="simple" xlink:show="embed" xlink:actuate="onLoad">
            <text:p/>
          </draw:image>
          <draw:image xlink:href="Pictures/10000201000000E70000009CAC1093F7.png" xlink:type="simple" xlink:show="embed" xlink:actuate="onLoad"/>
        </draw:frame>
        <draw:frame draw:style-name="gr3" draw:text-style-name="P3" draw:layer="layout" svg:width="4.596cm" svg:height="1.276cm" svg:x="2.778cm" svg:y="20.679cm">
          <draw:text-box>
            <text:p text:style-name="P3"><text:span text:style-name="T2">Database</text:span></text:p>
          </draw:text-box>
        </draw:frame>
        <draw:frame draw:style-name="gr1" draw:text-style-name="P1" draw:layer="layout" svg:width="2.681cm" svg:height="2.714cm" svg:x="10.511cm" svg:y="21.246cm">
          <draw:image xlink:href="Pictures/10000201000000EF000000F215A65A45.png" xlink:type="simple" xlink:show="embed" xlink:actuate="onLoad">
            <text:p/>
          </draw:image>
        </draw:frame>
        <draw:frame draw:style-name="gr4" draw:text-style-name="P5" draw:layer="layout" svg:width="5.107cm" svg:height="5.588cm" svg:x="3.259cm" svg:y="11.414cm">
          <draw:image xlink:href="Pictures/10000DD1000013F400001CAB87D1A695.svg" xlink:type="simple" xlink:show="embed" xlink:actuate="onLoad">
            <text:p text:style-name="P4"><text:span text:style-name="T3">Temperature</text:span></text:p>
            <text:p text:style-name="P4"><text:span text:style-name="T3">Spout</text:span></text:p>
          </draw:image>
          <draw:image xlink:href="Pictures/10000201000000C1000001150A7C9055.png" xlink:type="simple" xlink:show="embed" xlink:actuate="onLoad"/>
        </draw:frame>
        <draw:frame draw:style-name="gr4" draw:text-style-name="P7" draw:layer="layout" svg:width="3.019cm" svg:height="2.821cm" svg:x="11.476cm" svg:y="11.468cm">
          <draw:image xlink:href="Pictures/10000F1C00000BCC00000B0658E6C94A.svg" xlink:type="simple" xlink:show="embed" xlink:actuate="onLoad">
            <text:p text:style-name="P6"><text:span text:style-name="T4">°K</text:span></text:p>
            <text:p text:style-name="P6"><text:span text:style-name="T4">Bolt</text:span></text:p>
          </draw:image>
          <draw:image xlink:href="Pictures/10000201000000720000006BE29650EC.png" xlink:type="simple" xlink:show="embed" xlink:actuate="onLoad"/>
        </draw:frame>
        <draw:frame draw:style-name="gr4" draw:text-style-name="P7" draw:layer="layout" svg:width="3.019cm" svg:height="2.821cm" svg:x="15.634cm" svg:y="10.244cm">
          <draw:image xlink:href="Pictures/10000F1C00000BCC00000B0658E6C94A.svg" xlink:type="simple" xlink:show="embed" xlink:actuate="onLoad">
            <text:p text:style-name="P6"><text:span text:style-name="T4">DB</text:span></text:p>
            <text:p text:style-name="P6"><text:span text:style-name="T4">Bolt</text:span></text:p>
          </draw:image>
          <draw:image xlink:href="Pictures/10000201000000720000006BE29650EC.png" xlink:type="simple" xlink:show="embed" xlink:actuate="onLoad"/>
        </draw:frame>
        <draw:frame draw:style-name="gr4" draw:text-style-name="P7" draw:layer="layout" svg:width="3.019cm" svg:height="2.821cm" svg:x="9.074cm" svg:y="10.017cm">
          <draw:image xlink:href="Pictures/10000F1C00000BCC00000B0658E6C94A.svg" xlink:type="simple" xlink:show="embed" xlink:actuate="onLoad">
            <text:p text:style-name="P6"><text:span text:style-name="T4">°C</text:span></text:p>
            <text:p text:style-name="P6"><text:span text:style-name="T4">Bolt</text:span></text:p>
          </draw:image>
          <draw:image xlink:href="Pictures/10000201000000720000006BE29650EC.png" xlink:type="simple" xlink:show="embed" xlink:actuate="onLoad"/>
        </draw:frame>
        <draw:frame draw:style-name="gr4" draw:text-style-name="P7" draw:layer="layout" svg:width="3.019cm" svg:height="2.821cm" svg:x="9.157cm" svg:y="14.073cm">
          <draw:image xlink:href="Pictures/10000F1C00000BCC00000B0658E6C94A.svg" xlink:type="simple" xlink:show="embed" xlink:actuate="onLoad">
            <text:p text:style-name="P6"><text:span text:style-name="T4">°F</text:span></text:p>
            <text:p text:style-name="P6"><text:span text:style-name="T4">Bolt</text:span></text:p>
          </draw:image>
          <draw:image xlink:href="Pictures/10000201000000720000006BE29650EC.png" xlink:type="simple" xlink:show="embed" xlink:actuate="onLoad"/>
        </draw:frame>
        <draw:line draw:style-name="gr5" draw:text-style-name="P1" draw:layer="layout" svg:x1="7.477cm" svg:y1="13.319cm" svg:x2="9.89cm" svg:y2="12.176cm">
          <text:p/>
        </draw:line>
        <draw:line draw:style-name="gr5" draw:text-style-name="P1" draw:layer="layout" svg:x1="11.795cm" svg:y1="11.287cm" svg:x2="16.113cm" svg:y2="11.414cm">
          <text:p/>
        </draw:line>
        <draw:line draw:style-name="gr5" draw:text-style-name="P1" draw:layer="layout" svg:x1="7.731cm" svg:y1="14.208cm" svg:x2="11.922cm" svg:y2="13.065cm">
          <text:p/>
        </draw:line>
        <draw:line draw:style-name="gr5" draw:text-style-name="P1" draw:layer="layout" svg:x1="14.081cm" svg:y1="12.684cm" svg:x2="16.113cm" svg:y2="12.049cm">
          <text:p/>
        </draw:line>
        <draw:line draw:style-name="gr5" draw:text-style-name="P1" draw:layer="layout" svg:x1="7.604cm" svg:y1="14.97cm" svg:x2="9.636cm" svg:y2="15.351cm">
          <text:p/>
        </draw:line>
        <draw:line draw:style-name="gr6" draw:text-style-name="P1" draw:layer="layout" svg:x1="17.383cm" svg:y1="12.684cm" svg:x2="12.176cm" svg:y2="21.447cm">
          <text:p/>
        </draw:line>
        <draw:line draw:style-name="gr7" draw:text-style-name="P1" draw:layer="layout" svg:x1="6.925cm" svg:y1="12.176cm" svg:x2="6.796cm" svg:y2="5.572cm">
          <text:p text:style-name="P1"/>
        </draw:line>
        <draw:frame draw:style-name="gr3" draw:text-style-name="P8" draw:layer="layout" svg:width="5.929cm" svg:height="1.673cm" svg:x="7.236cm" svg:y="7.304cm">
          <draw:text-box>
            <text:p text:style-name="P8">Subscribe </text:p>
            <text:p text:style-name="P8">RandomSpammer</text:p>
          </draw:text-box>
        </draw:frame>
        <draw:frame draw:style-name="gr4" draw:text-style-name="P1" draw:layer="layout" svg:width="4.826cm" svg:height="4.954cm" svg:x="16.856cm" svg:y="19.768cm">
          <draw:image xlink:href="Pictures/1000096C00000DA2000007E70475A955.svg" xlink:type="simple" xlink:show="embed" xlink:actuate="onLoad">
            <text:p text:style-name="P1"/>
          </draw:image>
          <draw:image xlink:href="Pictures/10000201000000840000004CCBCBE58D.png" xlink:type="simple" xlink:show="embed" xlink:actuate="onLoad"/>
        </draw:frame>
        <draw:frame draw:style-name="gr3" draw:text-style-name="P3" draw:layer="layout" svg:width="2.428cm" svg:height="1.276cm" svg:x="17.894cm" svg:y="20.331cm">
          <draw:text-box>
            <text:p text:style-name="P3"><text:span text:style-name="T2">Web</text:span></text:p>
          </draw:text-box>
        </draw:frame>
        <draw:custom-shape draw:style-name="gr8" draw:text-style-name="P1" draw:layer="layout" svg:width="4.715cm" svg:height="4.826cm" svg:x="16.748cm" svg:y="19.92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1cm" svg:y1="22.463cm" svg:x2="12.811cm" svg:y2="22.463cm">
          <text:p/>
        </draw:line>
        <draw:line draw:style-name="gr5" draw:text-style-name="P1" draw:layer="layout" svg:x1="11.795cm" svg:y1="15.732cm" svg:x2="16.494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70%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fill-image-width="0cm" draw:fill-image-height="0cm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iu </meta:initial-creator>
    <meta:creation-date>2015-10-26T12:27:25.990980442</meta:creation-date>
    <dc:date>2015-10-27T14:20:07.708525640</dc:date>
    <dc:creator>leiu </dc:creator>
    <meta:editing-duration>P1DT1H52M36S</meta:editing-duration>
    <meta:editing-cycles>12</meta:editing-cycles>
    <meta:generator>LibreOffice/4.3.3.2$Linux_X86_64 LibreOffice_project/430m0$Build-2</meta:generator>
    <meta:document-statistic meta:object-count="24"/>
  </office:meta>
</office:document-meta>
</file>